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5" style:family="table-cell" style:parent-style-name="Default">
      <style:text-properties fo:color="#dc2300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1" style:family="table-cell" style:parent-style-name="Default"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7" office:value-type="string" calcext:value-type="string">
            <text:p>Une erreur système s'est produit lors de la connexion. Merci de contacter un administrateur.</text:p>
          </table:table-cell>
          <table:table-cell table:style-name="ce7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7" office:value-type="string" calcext:value-type="string">
            <text:p>Prix unitaire</text:p>
          </table:table-cell>
          <table:table-cell table:style-name="ce7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7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7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7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form_label_I_LimitVol2</text:p>
          </table:table-cell>
          <table:table-cell table:style-name="ce7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7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related_products</text:p>
          </table:table-cell>
          <table:table-cell table:style-name="ce7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item_qty_label</text:p>
          </table:table-cell>
          <table:table-cell table:style-name="ce7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ayement_paypal</text:p>
          </table:table-cell>
          <table:table-cell table:style-name="ce7" office:value-type="string" calcext:value-type="string">
            <text:p>Paypa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pFees_included</text:p>
          </table:table-cell>
          <table:table-cell table:style-name="ce7" office:value-type="string" calcext:value-type="string">
            <text:p>Les frais d'envois sont inclus dans nos prix.</text:p>
          </table:table-cell>
          <table:table-cell table:style-name="ce7" office:value-type="string" calcext:value-type="string">
            <text:p>Shipping fe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axes_included</text:p>
          </table:table-cell>
          <table:table-cell table:style-name="ce7" office:value-type="string" calcext:value-type="string">
            <text:p>Les taxes sont incluses dans nos prix.</text:p>
          </table:table-cell>
          <table:table-cell table:style-name="ce7" office:value-type="string" calcext:value-type="string">
            <text:p>Tax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P_IncludeTaxes</text:p>
          </table:table-cell>
          <table:table-cell table:style-name="ce7" office:value-type="string" calcext:value-type="string">
            <text:p>Taxes incluses</text:p>
          </table:table-cell>
          <table:table-cell table:style-name="ce7" office:value-type="string" calcext:value-type="string">
            <text:p>Taxes included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_Inactive</text:p>
          </table:table-cell>
          <table:table-cell office:value-type="string" calcext:value-type="string">
            <text:p>Ne pas afficher en ligne</text:p>
          </table:table-cell>
          <table:table-cell office:value-type="string" calcext:value-type="string">
            <text:p>Do not display 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4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4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4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4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4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4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4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4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4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4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4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4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4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4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Paypal&quot;, &quot;cible&quot;, &quot;&quot;, 0, 15, 0)," calcext:value-type="string">
            <text:p>('form_label_payement_paypal', 1, "Paypal", "cible", "", 0, 15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Paypal&quot;, &quot;cible&quot;, &quot;&quot;, 0, 15, 0)," calcext:value-type="string">
            <text:p>('form_label_payement_paypal', 2, "Paypal", "cible", "", 0, 15, 0),</text:p>
          </table:table-cell>
        </table:table-row>
        <table:table-row table:style-name="ro4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1, &quot;Les frais d'envois sont inclus dans nos prix.&quot;, &quot;cible&quot;, &quot;&quot;, 0, 15, 0)," calcext:value-type="string">
            <text:p>('cart_label_tpFees_included', 1, "Les frais d'envois sont inclus dans nos prix.", "cible", "", 0, 15, 0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2, &quot;Shipping fees are included in our prices.&quot;, &quot;cible&quot;, &quot;&quot;, 0, 15, 0)," calcext:value-type="string">
            <text:p>('cart_label_tpFees_included', 2, "Shipping fees are included in our prices.", "cible", "", 0, 15, 0),</text:p>
          </table:table-cell>
        </table:table-row>
        <table:table-row table:style-name="ro4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1, &quot;Les taxes sont incluses dans nos prix.&quot;, &quot;cible&quot;, &quot;&quot;, 0, 15, 0)," calcext:value-type="string">
            <text:p>('cart_label_taxes_included', 1, "Les taxes sont incluses dans nos prix.", "cible", "", 0, 15, 0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2, &quot;Taxes are included in our prices.&quot;, &quot;cible&quot;, &quot;&quot;, 0, 15, 0)," calcext:value-type="string">
            <text:p>('cart_label_taxes_included', 2, "Taxes are included in our prices.", "cible", "", 0, 15, 0),</text:p>
          </table:table-cell>
        </table:table-row>
        <table:table-row table:style-name="ro4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1, &quot;Taxes incluses&quot;, &quot;cible&quot;, &quot;&quot;, 0, 15, 0)," calcext:value-type="string">
            <text:p>('form_label_CP_IncludeTaxes', 1, "Taxes incluses", "cible", "", 0, 15, 0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2, &quot;Taxes included&quot;, &quot;cible&quot;, &quot;&quot;, 0, 15, 0)," calcext:value-type="string">
            <text:p>('form_label_CP_IncludeTaxes', 2, "Taxes included", "cible", "", 0, 15, 0),</text:p>
          </table:table-cell>
        </table:table-row>
        <table:table-row table:style-name="ro4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1, &quot;Ne pas afficher en ligne&quot;, &quot;cible&quot;, &quot;&quot;, 0, 14, 0)," calcext:value-type="string">
            <text:p>('form_label_P_Inactive', 1, "Ne pas afficher en ligne", "cible", "", 0, 14, 0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2, &quot;Do not display online&quot;, &quot;cible&quot;, &quot;&quot;, 0, 14, 0)," calcext:value-type="string">
            <text:p>('form_label_P_Inactive', 2, "Do not display online", "cible", "", 0, 14, 0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00-00-00</text:date>, <text:time style:data-style-name="N2" text:time-value="20:24:47.551692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1-25T20:27:17.155994566</dc:date>
    <dc:creator>ssoares </dc:creator>
    <meta:editing-duration>P7DT7H16M32S</meta:editing-duration>
    <meta:editing-cycles>101</meta:editing-cycles>
    <meta:generator>LibreOffice/4.2.7.2$Linux_X86_64 LibreOffice_project/420m0$Build-2</meta:generator>
    <meta:document-statistic meta:table-count="3" meta:cell-count="416" meta:object-count="0"/>
  </office:meta>
</office:document-meta>
</file>